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xd.adobe.com/spec/087f2589-fec2-4339-7443-fe157391fd65-7e4e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09:11:41.227419840</meta:creation-date>
    <dc:date>2018-09-12T09:12:17.255608732</dc:date>
    <meta:editing-duration>PT37S</meta:editing-duration>
    <meta:editing-cycles>1</meta:editing-cycles>
    <meta:document-statistic meta:table-count="0" meta:image-count="0" meta:object-count="0" meta:page-count="1" meta:paragraph-count="1" meta:word-count="1" meta:character-count="68" meta:non-whitespace-character-count="68"/>
    <meta:generator>LibreOffice/6.0.3.2$Linux_X86_64 LibreOffice_project/00m0$Build-2</meta:generator>
  </office:meta>
</office:document-meta>
</file>